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111111" style:font-name="Helvetica Neue" style:font-name-asian="Helvetica Neue" style:font-name-complex="Helvetica Neue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style:font-name="Helvetica Neue" style:font-name-asian="Helvetica Neue" style:font-name-complex="Helvetica Neue" fo:font-size="16pt" style:font-size-asian="16pt" style:font-size-complex="16pt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/>
    </style:style>
    <style:style style:name="T1" style:family="text" style:parent-style-name="Default">
      <style:text-properties fo:color="#111111" style:text-line-through-style="none" style:font-name="Helvetica Neue" style:font-name-asian="Helvetica Neue" style:font-name-complex="Helvetica Neue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5.52979166666667cm"/>
    </style:style>
    <style:style style:name="co7" style:family="table-column">
      <style:table-column-properties fo:break-before="auto" style:column-width="5.265208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20.1pt" style:use-optimal-row-height="true" fo:break-before="auto"/>
    </style:style>
    <style:style style:name="ro2" style:family="table-row">
      <style:table-row-properties style:row-height="15.9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us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This spreedsheet keeps track of all the assets needed and used in your game.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3">
            <text:p>The sheets, headings and categories are there for reference. They may not cover all assets needed in your game. If others are needed please add them, if you aren't using a provided category <text:s/>put a N/A entry in it.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3">
            <text:p>Description of heading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sset ID<text:span text:style-name="T1">: A unique identifier for each asset.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et Name<text:span text:style-name="T1">: The name of the asset.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ription<text:span text:style-name="T1">: A brief description of the asset.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e Type<text:span text:style-name="T1">: The format of the asset file (e.g., .fbx, .png, .wav).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e Path/Location<text:span text:style-name="T1">: The directory path where the asset is stored.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tatus<text:span text:style-name="T1">: The current status of the asset (e.g., Not Started, In Progress, Completed).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es<text:span text:style-name="T1">: Any additional notes or comments about the asset.</text:span></text:p>
          </table:table-cell>
          <table:table-cell table:number-columns-repeated="16383"/>
        </table:table-row>
        <table:table-row table:number-rows-repeated="1048563" table:style-name="ro2">
          <table:table-cell table:number-columns-repeated="16384"/>
        </table:table-row>
      </table:table>
      <table:table table:name="Player_Charac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odel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layer_Mesh</text:p>
          </table:table-cell>
          <table:table-cell office:value-type="string" table:style-name="ce1">
            <text:p>PlayerCharacter</text:p>
          </table:table-cell>
          <table:table-cell office:value-type="string" table:style-name="ce1">
            <text:p>Main Player Mesh</text:p>
          </table:table-cell>
          <table:table-cell office:value-type="string" table:style-name="ce1">
            <text:p>FBX</text:p>
          </table:table-cell>
          <table:table-cell table:style-name="ce1"/>
          <table:table-cell office:value-type="string" table:style-name="ce1">
            <text:p>added</text:p>
          </table:table-cell>
          <table:table-cell office:value-type="string" table:style-name="ce1">
            <text:p>From MIXAMO https://www.mixamo.com/#/?page=1&amp;type=Character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">
            <text:p>Animation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Sprint</text:p>
          </table:table-cell>
          <table:table-cell office:value-type="string" table:style-name="ce1">
            <text:p>Sprin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Walk</text:p>
          </table:table-cell>
          <table:table-cell office:value-type="string" table:style-name="ce1">
            <text:p>Walk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Idle</text:p>
          </table:table-cell>
          <table:table-cell office:value-type="string" table:style-name="ce1">
            <text:p>Idl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Crouch</text:p>
          </table:table-cell>
          <table:table-cell office:value-type="string" table:style-name="ce1">
            <text:p>Crouch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hoot</text:p>
          </table:table-cell>
          <table:table-cell office:value-type="string" table:style-name="ce1">
            <text:p>Shoo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extures</text:p>
          </table:table-cell>
          <table:table-cell table:number-columns-repeated="16383" table:style-name="ce1"/>
        </table:table-row>
        <table:table-row table:style-name="ro3">
          <table:table-cell/>
          <table:table-cell office:value-type="string" table:style-name="ce1">
            <text:p>Body_Base</text:p>
          </table:table-cell>
          <table:table-cell office:value-type="string" table:style-name="ce1">
            <text:p>ch_31_1001_diffuse</text:p>
          </table:table-cell>
          <table:table-cell table:number-columns-repeated="2" table:style-name="ce1"/>
          <table:table-cell office:value-type="string" table:style-name="ce1">
            <text:p>Assets/Meshes/Characters/Materials/Ch31_1001_Diffuse.png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Body_Base_N</text:p>
          </table:table-cell>
          <table:table-cell office:value-type="string" table:style-name="ce1">
            <text:p>ch_31_1001_normal</text:p>
          </table:table-cell>
          <table:table-cell table:number-columns-repeated="2" table:style-name="ce1"/>
          <table:table-cell office:value-type="string" table:style-name="ce1">
            <text:p>Assets/Meshes/Characters/Materials/Ch31_1001_Normal.png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number-rows-repeated="1048558" table:style-name="ro2">
          <table:table-cell table:number-columns-repeated="16384"/>
        </table:table-row>
      </table:table>
      <table:table table:name="Non-Player_Characters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PC1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Marauders</text:p>
          </table:table-cell>
          <table:table-cell office:value-type="string" table:style-name="ce1">
            <text:p>Mar_Base</text:p>
          </table:table-cell>
          <table:table-cell office:value-type="string" table:style-name="ce1">
            <text:p>Normal Enemy</text:p>
          </table:table-cell>
          <table:table-cell office:value-type="string" table:style-name="ce1">
            <text:p>FBX</text:p>
          </table:table-cell>
          <table:table-cell office:value-type="string" table:style-name="ce1">
            <text:p>Assets/Meshes/Characters/Enemyy.fbx</text:p>
          </table:table-cell>
          <table:table-cell office:value-type="string" table:style-name="ce1">
            <text:p>added</text:p>
          </table:table-cell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auder_Speedy</text:p>
          </table:table-cell>
          <table:table-cell office:value-type="string" table:style-name="ce1">
            <text:p>Mar_Light</text:p>
          </table:table-cell>
          <table:table-cell office:value-type="string" table:style-name="ce1">
            <text:p>Unarmored Enemy</text:p>
          </table:table-cell>
          <table:table-cell table:number-columns-repeated="2" table:style-name="ce1"/>
          <table:table-cell office:value-type="string" table:style-name="ce1">
            <text:p>Unimplemented</text:p>
          </table:table-cell>
          <table:table-cell table:number-columns-repeated="16377" table:style-name="ce1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1">
            <text:p>NPC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Models</text:p>
          </table:table-cell>
          <table:table-cell table:number-columns-repeated="16383" table:style-name="ce1"/>
        </table:table-row>
        <table:table-row table:style-name="ro3">
          <table:table-cell table:style-name="ce4"/>
          <table:table-cell office:value-type="string" table:style-name="ce1">
            <text:p>Mar_Base</text:p>
          </table:table-cell>
          <table:table-cell office:value-type="string" table:style-name="ce1">
            <text:p>Mar_Base</text:p>
          </table:table-cell>
          <table:table-cell office:value-type="string" table:style-name="ce1">
            <text:p>Base Enemy Mesh</text:p>
          </table:table-cell>
          <table:table-cell office:value-type="string" table:style-name="ce1">
            <text:p>FBX</text:p>
          </table:table-cell>
          <table:table-cell office:value-type="string" table:style-name="ce1">
            <text:p>Assets/Meshes/Characters/Enemyy.fbx</text:p>
          </table:table-cell>
          <table:table-cell office:value-type="string" table:style-name="ce1">
            <text:p>added</text:p>
          </table:table-cell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">
            <text:p>Mar_Light</text:p>
          </table:table-cell>
          <table:table-cell office:value-type="string" table:style-name="ce1">
            <text:p>Mar_Light</text:p>
          </table:table-cell>
          <table:table-cell office:value-type="string" table:style-name="ce1">
            <text:p>Light Enemy Mesh</text:p>
          </table:table-cell>
          <table:table-cell table:number-columns-repeated="16380" table:style-name="ce1"/>
        </table:table-row>
        <table:table-row table:number-rows-repeated="5" table:style-name="ro2">
          <table:table-cell table:style-name="ce4"/>
          <table:table-cell table:number-columns-repeated="16383" table:style-name="ce1"/>
        </table:table-row>
        <table:table-row table:style-name="ro3">
          <table:table-cell office:value-type="string" table:style-name="ce1">
            <text:p>Animations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Sprint</text:p>
          </table:table-cell>
          <table:table-cell office:value-type="string" table:style-name="ce1">
            <text:p>Sprint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Walk</text:p>
          </table:table-cell>
          <table:table-cell office:value-type="string" table:style-name="ce1">
            <text:p>Walk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Idle</text:p>
          </table:table-cell>
          <table:table-cell office:value-type="string" table:style-name="ce1">
            <text:p>Id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Crouch</text:p>
          </table:table-cell>
          <table:table-cell office:value-type="string" table:style-name="ce1">
            <text:p>Crouch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Shoot</text:p>
          </table:table-cell>
          <table:table-cell office:value-type="string" table:style-name="ce1">
            <text:p>Shoot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extures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Clothes</text:p>
          </table:table-cell>
          <table:table-cell office:value-type="string" table:style-name="ce1">
            <text:p>Clothing</text:p>
          </table:table-cell>
          <table:table-cell office:value-type="string" table:style-name="ce1">
            <text:p>texdif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Assets/Meshes/Characters/Materials/Ch15_1001_Diffuse.png</text:p>
          </table:table-cell>
          <table:table-cell table:style-name="ce1"/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clothes_n</text:p>
          </table:table-cell>
          <table:table-cell office:value-type="string" table:style-name="ce1">
            <text:p>ClothingN</text:p>
          </table:table-cell>
          <table:table-cell office:value-type="string" table:style-name="ce1">
            <text:p>texn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Assets/Meshes/Characters/Materials/Ch15_1001_Normal.png</text:p>
          </table:table-cell>
          <table:table-cell table:style-name="ce1"/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ar</text:p>
          </table:table-cell>
          <table:table-cell office:value-type="string" table:style-name="ce1">
            <text:p>Gear</text:p>
          </table:table-cell>
          <table:table-cell office:value-type="string" table:style-name="ce1">
            <text:p>texdif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Assets/Meshes/Characters/Materials/Ch15_1002_Diffuse.png</text:p>
          </table:table-cell>
          <table:table-cell table:style-name="ce1"/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ar_n</text:p>
          </table:table-cell>
          <table:table-cell office:value-type="string" table:style-name="ce1">
            <text:p>Gear_N</text:p>
          </table:table-cell>
          <table:table-cell office:value-type="string" table:style-name="ce1">
            <text:p>texn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Assets/Meshes/Characters/Materials/Ch15_1002_Normal.png</text:p>
          </table:table-cell>
          <table:table-cell table:style-name="ce1"/>
          <table:table-cell office:value-type="string" table:style-name="ce6">
            <text:p>From MIXAMO https://www.mixamo.com/#/?page=1&amp;type=Character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asicWeapon</text:p>
          </table:table-cell>
          <table:table-cell office:value-type="string" table:style-name="ce1">
            <text:p>Weapon_TEX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EnemyArmor</text:p>
          </table:table-cell>
          <table:table-cell office:value-type="string" table:style-name="ce1">
            <text:p>Mar_Armor</text:p>
          </table:table-cell>
          <table:table-cell table:number-columns-repeated="16381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Fixed_Environment" table:style-name="ta1">
        <table:table-column table:style-name="co1" table:default-cell-style-name="ce1"/>
        <table:table-column table:style-name="co11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ky box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efault Skybox</text:p>
          </table:table-cell>
          <table:table-cell table:number-columns-repeated="16382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office:value-type="string" table:style-name="ce1">
            <text:p>terrain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MainTerrainMesh</text:p>
          </table:table-cell>
          <table:table-cell table:number-columns-repeated="16382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office:value-type="string" table:style-name="ce1">
            <text:p>terrain textur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Grass_MAT</text:p>
          </table:table-cell>
          <table:table-cell table:number-columns-repeated="5" table:style-name="ce1"/>
          <table:table-cell office:value-type="string" table:style-name="ce1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irt_MAT</text:p>
          </table:table-cell>
          <table:table-cell table:number-columns-repeated="5" table:style-name="ce1"/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rass_1</text:p>
          </table:table-cell>
          <table:table-cell table:number-columns-repeated="5" table:style-name="ce1"/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tone</text:p>
          </table:table-cell>
          <table:table-cell table:number-columns-repeated="5" table:style-name="ce1"/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">
            <text:p>trees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ine_01</text:p>
          </table:table-cell>
          <table:table-cell table:number-columns-repeated="2" table:style-name="ce1"/>
          <table:table-cell office:value-type="string" table:style-name="ce1">
            <text:p>prefab</text:p>
          </table:table-cell>
          <table:table-cell office:value-type="string" table:style-name="ce1">
            <text:p>Assets/JP Environmental Asset Pack/Prefabs/Tree 1.prefab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ine_02</text:p>
          </table:table-cell>
          <table:table-cell table:number-columns-repeated="2" table:style-name="ce1"/>
          <table:table-cell office:value-type="string" table:style-name="ce1">
            <text:p>prefab</text:p>
          </table:table-cell>
          <table:table-cell office:value-type="string" table:style-name="ce1">
            <text:p>Assets/JP Environmental Asset Pack/Prefabs/Tree 1.prefab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ree textures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tree1</text:p>
          </table:table-cell>
          <table:table-cell office:value-type="string" table:style-name="ce1">
            <text:p>tree_01</text:p>
          </table:table-cell>
          <table:table-cell office:value-type="string" table:style-name="ce1">
            <text:p>tree1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Assets/JP Environmental Asset Pack/Textures/Tree 1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table:style-name="ce6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1">
            <text:p>pine2</text:p>
          </table:table-cell>
          <table:table-cell office:value-type="string" table:style-name="ce1">
            <text:p>tree_02</text:p>
          </table:table-cell>
          <table:table-cell office:value-type="string" table:style-name="ce1">
            <text:p>tree2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Assets/JP Environmental Asset Pack/Textures/Tree 2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https://assetstore.unity.com/packages/3d/environments/environmental-asset-pack-170036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table:style-name="ce6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cene object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office:annotation draw:style-name="" svg:x="2.38541666666667in" svg:y="9.13541666666667in" svg:width="1.5in" svg:height="0.822916666666667in">
              <text:p>Comment:</text:p>
              <text:p><text:s text:c="4"/>Finalized not done yet</text:p>
              <text:p/>
            </office:annotation>
            <text:p>Barrel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bris_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bris_B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BuildingA</text:p>
          </table:table-cell>
          <table:table-cell office:value-type="string" table:style-name="ce1">
            <text:p>building habit</text:p>
          </table:table-cell>
          <table:table-cell office:value-type="string" table:style-name="ce1">
            <text:p>building normal</text:p>
          </table:table-cell>
          <table:table-cell office:value-type="string" table:style-name="ce1">
            <text:p>prefab</text:p>
          </table:table-cell>
          <table:table-cell office:value-type="string" table:style-name="ce1">
            <text:p>Assets/Abandoned buildings/Prefab/abandoned_buildings/house_aband.prefab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rom https://assetstore.unity.com/packages/3d/environments/abandoned-buildings-6287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BuildingB</text:p>
          </table:table-cell>
          <table:table-cell office:value-type="string" table:style-name="ce1">
            <text:p>building_torn</text:p>
          </table:table-cell>
          <table:table-cell office:value-type="string" table:style-name="ce1">
            <text:p>building broken</text:p>
          </table:table-cell>
          <table:table-cell office:value-type="string" table:style-name="ce1">
            <text:p>prefab</text:p>
          </table:table-cell>
          <table:table-cell office:value-type="string" table:style-name="ce1">
            <text:p>Assets/Abandoned buildings/Prefab/abandoned_buildings/house_ruined.prefab</text:p>
          </table:table-cell>
          <table:table-cell office:value-type="string" table:style-name="ce1">
            <text:p>y</text:p>
          </table:table-cell>
          <table:table-cell office:value-type="string" table:style-name="ce6">
            <text:p>from https://assetstore.unity.com/packages/3d/environments/abandoned-buildings-6287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ospital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cene object textur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Barrel_D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Barrel_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Barrel_M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bris_D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bris_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bris_M</text:p>
          </table:table-cell>
          <table:table-cell table:number-columns-repeated="16382"/>
        </table:table-row>
        <table:table-row table:number-rows-repeated="1048519" table:style-name="ro2">
          <table:table-cell table:number-columns-repeated="16384"/>
        </table:table-row>
      </table:table>
      <table:table table:name="Interactive_Environment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Effect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hader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GenericAssetsShader</text:p>
          </table:table-cell>
          <table:table-cell table:style-name="ce1"/>
          <table:table-cell office:value-type="string" table:style-name="ce1">
            <text:p>Condensed PBR shader</text:p>
          </table:table-cell>
          <table:table-cell table:number-columns-repeated="16380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">
            <text:p>Materials</text:p>
          </table:table-cell>
          <table:table-cell table:number-columns-repeated="16383" table:style-name="ce1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">
            <text:p>Particle Systems</text:p>
          </table:table-cell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Gun_Firing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Interactive_Sound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layer Sound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layer_walk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layer_Ru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layer_Hurt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NPC 1 Sound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NPC_Screa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PC_Yell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PC_Shoot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Environment 1 Sounds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Scream_Faint</text:p>
          </table:table-cell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Envionment 2 Sounds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Ambient_Sound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layer Sound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P_Pant</text:p>
          </table:table-cell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">
            <text:p>NPC 1 Sound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Npc_Talk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Environment 1 Sound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Wind_Blow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aint_Scream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ake_Step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Birds_Fly</text:p>
          </table:table-cell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Envionment 2 Sounds</text:p>
          </table:table-cell>
          <table:table-cell table:number-columns-repeated="16383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Music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Background music</text:p>
          </table:table-cell>
          <table:table-cell office:value-type="string" table:style-name="ce1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itle Screen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Level One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Level Two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Menu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layer Settings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Win scene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Lose scene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UI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Asset ID</text:p>
          </table:table-cell>
          <table:table-cell office:value-type="string" table:style-name="ce2">
            <text:p>Asse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ile Type</text:p>
          </table:table-cell>
          <table:table-cell office:value-type="string" table:style-name="ce2">
            <text:p>File Path/Loca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uttons</text:p>
          </table:table-cell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number-rows-repeated="2" table:style-name="ro3">
          <table:table-cell table:style-name="ce1"/>
          <table:table-cell office:value-type="string" table:style-name="ce6">
            <text:p>N/A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Dialog</text:p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Text</text:p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Bars</text:p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Text Entry</text:p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Icons</text:p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Images</text:p>
          </table:table-cell>
          <table:table-cell table:number-columns-repeated="1638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Fonts</text:p>
          </table:table-cell>
          <table:table-cell table:number-columns-repeated="16383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drienne Milner</meta:initial-creator>
    <dc:creator/>
    <meta:creation-date>2024-10-01T03:59:06Z</meta:creation-date>
    <dc:date>2024-10-15T17:16:07Z</dc:date>
  </office:meta>
</office:document-meta>
</file>